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5d204"/>
    </style:style>
    <style:style style:name="P2" style:family="paragraph" style:parent-style-name="Standard">
      <style:text-properties fo:font-size="16pt" fo:font-weight="bold" officeooo:rsid="00042df6" officeooo:paragraph-rsid="00042df6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normal" officeooo:rsid="0005d204" officeooo:paragraph-rsid="0005d204" fo:background-color="transparent" style:font-size-asian="14pt" style:font-weight-asian="normal" style:font-size-complex="16pt" style:font-weight-complex="normal"/>
    </style:style>
    <style:style style:name="T1" style:family="text">
      <style:text-properties style:text-underline-style="none" officeooo:rsid="0010dcd6" fo:background-color="transparent" loext:char-shading-value="0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style:text-underline-style="none" fo:font-weight="normal" officeooo:rsid="0005d204" fo:background-color="transparent" loext:char-shading-value="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c0b9" style:font-weight-asian="bold" style:font-weight-complex="bold"/>
    </style:style>
    <style:style style:name="T6" style:family="text">
      <style:text-properties officeooo:rsid="002fc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mplir les informations concernant une œuvre</text:h>
      <text:p text:style-name="P2"/>
      <text:p text:style-name="P2"><text:tab/>Description: <text:span text:style-name="T1"><text:s/></text:span><text:span text:style-name="T2">un livre </text:span><text:span text:style-name="T3">soumis par un membre subit une modération avant de considérer de l’ajouter à la bibliothèque.</text:span></text:p>
      <text:p text:style-name="P3"><text:tab/> <text:span text:style-name="T4">Actuers : </text:span>Bibliothécaire.</text:p>
      <text:p text:style-name="P3"><text:tab/> <text:span text:style-name="T5">Étapes </text:span><text:span text:style-name="T6">:</text:span></text:p>
      <text:p text:style-name="P3"><text:tab/></text:p>
      <text:p text:style-name="P3">1. L’un des bibliothécaires se connecte à l’application</text:p>
      <text:p text:style-name="P3">2. ils voient une liste d’oeuvres soumies</text:p>
      <text:p text:style-name="P3">3. Vérifier que l’oeuvre soumise contient du contenu non sensible.</text:p>
      <text:p text:style-name="P3">3. l’oeuvre passe à l’étape suivante</text:p>
      <text:p text:style-name="P3">4. Comme l’oeuvre vérifie les étapes précédentes un peit formulaire est disponible pour compléter les informations clés.</text:p>
      <text:p text:style-name="P3">5. les bibliothécaires complètent les données nécessaires.</text:p>
      <text:p text:style-name="P3">6. le/la bibliothécaire maintenant doit décider le status de l’oeuvre avant de finialiser la procédure.</text:p>
      <text:p text:style-name="P3">7. soit l’oeuvre est dans le domaine publique et donc il faut la partager avec tout les membres ou l’autre cas ou sinon rejetée.</text:p>
      <text:p text:style-name="P3">8. le membre ayant soumis l’oeuvre va recevoir une notification de la décision finale de l’admission de l’oeuvre soumise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4:51:41.444276806</dc:date>
    <meta:editing-duration>PT8M24S</meta:editing-duration>
    <meta:editing-cycles>1</meta:editing-cycles>
    <meta:document-statistic meta:table-count="0" meta:image-count="0" meta:object-count="0" meta:page-count="1" meta:paragraph-count="14" meta:word-count="142" meta:character-count="928" meta:non-whitespace-character-count="792"/>
  </office:meta>
</office:document-meta>
</file>